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13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.3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" table:default-cell-style-name="ce41"/>
        <table:table-column table:style-name="co25" table:default-cell-style-name="ce41"/>
        <table:table-column table:style-name="co41" table:default-cell-style-name="ce41"/>
        <table:table-column table:style-name="co42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19:12:51.2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3T19:17:23.537000000</dc:date>
    <meta:editing-duration>P6DT5H13M56S</meta:editing-duration>
    <meta:editing-cycles>2436</meta:editing-cycles>
    <meta:document-statistic meta:table-count="6" meta:cell-count="13457" meta:object-count="0"/>
  </office:meta>
</office:document-meta>
</file>